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60.test_for_jdk8_zd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260.test_for_jdk8_ld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260.test_for_jdk8_ld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260.test_for_jdk8_ld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260.test_for_jdk8_zd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260.test_for_jdk8_zd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226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